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1dc5"/>
    </style:style>
    <style:style style:name="P2" style:family="paragraph" style:parent-style-name="Standard">
      <style:text-properties fo:color="#b2b2b2" officeooo:rsid="00081dc5" officeooo:paragraph-rsid="00081dc5"/>
    </style:style>
    <style:style style:name="P3" style:family="paragraph" style:parent-style-name="Standard">
      <style:text-properties officeooo:rsid="00081dc5"/>
    </style:style>
    <style:style style:name="P4" style:family="paragraph" style:parent-style-name="Standard">
      <style:text-properties fo:color="#b2b2b2" officeooo:rsid="00081dc5" officeooo:paragraph-rsid="000903a8"/>
    </style:style>
    <style:style style:name="T1" style:family="text">
      <style:text-properties officeooo:rsid="00081dc5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officeooo:rsid="00081dc5" style:font-size-asian="9pt" style:font-size-complex="9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2835in" svg:y="0.5965in" svg:width="2.5in" svg:height="1.5in" draw:z-index="0">
        <draw:text-box>
          <text:p text:style-name="Standard"><text:database-display text:table-name="EVENTSCHART" text:table-type="table" text:column-name="EVENTID" text:database-name="swimeventsdatabase">50 FLY BOYS 12-13</text:database-display></text:p>
          <text:p text:style-name="Standard"><text:span text:style-name="T2"><text:database-display text:table-name="EVENTSCHART" text:table-type="table" text:column-name="First Name" text:database-name="swimeventsdatabase">LUKE</text:database-display></text:span><text:span text:style-name="T1"><text:s/></text:span><text:span text:style-name="T3"><text:database-display text:table-name="EVENTSCHART" text:table-type="table" text:column-name="Last Name" text:database-name="swimeventsdatabase">ROSEMANOCYTE</text:database-display></text:span></text:p>
          <text:p text:style-name="P1">Heat <text:database-display text:table-name="EVENTSCHART" text:table-type="table" text:column-name="Heat" text:database-name="swimeventsdatabase">1</text:database-display>, Lane <text:database-display text:table-name="EVENTSCHART" text:table-type="table" text:column-name="Lane" text:database-name="swimeventsdatabase">1</text:database-display></text:p>
          <text:p text:style-name="P1"/>
          <text:p text:style-name="P1"><text:database-display text:table-name="EVENTSCHART" text:table-type="table" text:column-name="Team" text:database-name="swimeventsdatabase">TEAM1</text:database-display><text:database-next text:table-name="EVENTSCHART" text:table-type="table" text:condition="ooow:True" text:database-name="swimeventsdatabase"/></text:p>
          <text:p text:style-name="P1"/>
          <text:p text:style-name="P2">MySwimDB </text:p>
        </draw:text-box>
      </draw:frame>
      <draw:frame draw:style-name="fr1" draw:name="Frame2" text:anchor-type="page" text:anchor-page-number="1" svg:x="2.8835in" svg:y="0.5965in" svg:width="2.5in" svg:height="1.5in" draw:z-index="1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 </text:p>
        </draw:text-box>
      </draw:frame>
      <draw:frame draw:style-name="fr1" draw:name="Frame3" text:anchor-type="page" text:anchor-page-number="1" svg:x="5.4835in" svg:y="0.5965in" svg:width="2.5in" svg:height="1.5in" draw:z-index="2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4" text:anchor-type="page" text:anchor-page-number="1" svg:x="0.2835in" svg:y="2.0965in" svg:width="2.5in" svg:height="1.5in" draw:z-index="3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5" text:anchor-type="page" text:anchor-page-number="1" svg:x="2.8835in" svg:y="2.0965in" svg:width="2.5in" svg:height="1.5in" draw:z-index="4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6" text:anchor-type="page" text:anchor-page-number="1" svg:x="5.4835in" svg:y="2.0965in" svg:width="2.5in" svg:height="1.5in" draw:z-index="5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7" text:anchor-type="page" text:anchor-page-number="1" svg:x="0.2835in" svg:y="3.5965in" svg:width="2.5in" svg:height="1.5in" draw:z-index="6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8" text:anchor-type="page" text:anchor-page-number="1" svg:x="2.8835in" svg:y="3.5965in" svg:width="2.5in" svg:height="1.5in" draw:z-index="7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9" text:anchor-type="page" text:anchor-page-number="1" svg:x="5.4835in" svg:y="3.5965in" svg:width="2.5in" svg:height="1.5in" draw:z-index="8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0" text:anchor-type="page" text:anchor-page-number="1" svg:x="0.2835in" svg:y="5.0965in" svg:width="2.5in" svg:height="1.5in" draw:z-index="9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1" text:anchor-type="page" text:anchor-page-number="1" svg:x="2.8835in" svg:y="5.0965in" svg:width="2.5in" svg:height="1.5in" draw:z-index="10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2" text:anchor-type="page" text:anchor-page-number="1" svg:x="5.4835in" svg:y="5.0965in" svg:width="2.5in" svg:height="1.5in" draw:z-index="11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3" text:anchor-type="page" text:anchor-page-number="1" svg:x="0.2835in" svg:y="6.5965in" svg:width="2.5in" svg:height="1.5in" draw:z-index="12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4" text:anchor-type="page" text:anchor-page-number="1" svg:x="2.8835in" svg:y="6.5965in" svg:width="2.5in" svg:height="1.5in" draw:z-index="13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5" text:anchor-type="page" text:anchor-page-number="1" svg:x="5.4835in" svg:y="6.5965in" svg:width="2.5in" svg:height="1.5in" draw:z-index="14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6" text:anchor-type="page" text:anchor-page-number="1" svg:x="0.2835in" svg:y="8.0965in" svg:width="2.5in" svg:height="1.5in" draw:z-index="15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7" text:anchor-type="page" text:anchor-page-number="1" svg:x="2.8835in" svg:y="8.0965in" svg:width="2.5in" svg:height="1.5in" draw:z-index="16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8" text:anchor-type="page" text:anchor-page-number="1" svg:x="5.4835in" svg:y="8.0965in" svg:width="2.5in" svg:height="1.5in" draw:z-index="17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19" text:anchor-type="page" text:anchor-page-number="1" svg:x="0.2835in" svg:y="9.5965in" svg:width="2.5in" svg:height="1.5in" draw:z-index="18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20" text:anchor-type="page" text:anchor-page-number="1" svg:x="2.8835in" svg:y="9.5965in" svg:width="2.5in" svg:height="1.5in" draw:z-index="19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text:database-next text:table-name="EVENTSCHART" text:table-type="table" text:condition="ooow:True" text:database-name="swimeventsdatabase"/></text:p>
          <text:p text:style-name="P1"/>
          <text:p text:style-name="P4">MySwimDB</text:p>
        </draw:text-box>
      </draw:frame>
      <draw:frame draw:style-name="fr1" draw:name="Frame21" text:anchor-type="page" text:anchor-page-number="1" svg:x="5.4835in" svg:y="9.5965in" svg:width="2.5in" svg:height="1.5in" draw:z-index="20">
        <draw:text-box>
          <text:p text:style-name="Standard"><text:database-display text:table-name="EVENTSCHART" text:table-type="table" text:column-name="EVENTID" text:database-name="swimeventsdatabase"/></text:p>
          <text:p text:style-name="Standard"><text:span text:style-name="T2"><text:database-display text:table-name="EVENTSCHART" text:table-type="table" text:column-name="First Name" text:database-name="swimeventsdatabase"/></text:span><text:span text:style-name="T1"><text:s/></text:span><text:span text:style-name="T3"><text:database-display text:table-name="EVENTSCHART" text:table-type="table" text:column-name="Last Name" text:database-name="swimeventsdatabase"/></text:span></text:p>
          <text:p text:style-name="P1">Heat <text:database-display text:table-name="EVENTSCHART" text:table-type="table" text:column-name="Heat" text:database-name="swimeventsdatabase"/>, Lane <text:database-display text:table-name="EVENTSCHART" text:table-type="table" text:column-name="Lane" text:database-name="swimeventsdatabase"/></text:p>
          <text:p text:style-name="P1"/>
          <text:p text:style-name="P1"><text:database-display text:table-name="EVENTSCHART" text:table-type="table" text:column-name="Team" text:database-name="swimeventsdatabase"/></text:p>
          <text:p text:style-name="P1"/>
          <text:p text:style-name="P4">MySwimDB</text:p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5in" svg:height="1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" style:print-orientation="portrait" fo:margin-top="0.5965in" fo:margin-bottom="0in" fo:margin-left="0.283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2-03-08T16:39:20.962426442</meta:creation-date>
    <meta:editing-duration>PT3M16S</meta:editing-duration>
    <meta:editing-cycles>2</meta:editing-cycles>
    <meta:generator>LibreOffice/6.4.5.2$MacOSX_X86_64 LibreOffice_project/a726b36747cf2001e06b58ad5db1aa3a9a1872d6</meta:generator>
    <dc:date>2022-03-08T16:42:34.028675226</dc:date>
    <meta:document-statistic meta:table-count="0" meta:image-count="0" meta:object-count="0" meta:page-count="1" meta:paragraph-count="25" meta:word-count="31" meta:character-count="233" meta:non-whitespace-character-count="225"/>
  </office:meta>
</office:document-meta>
</file>